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3.896cm" table:align="left"/>
    </style:style>
    <style:style style:name="Tabela1.A" style:family="table-column">
      <style:table-column-properties style:column-width="3.896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8142" officeooo:paragraph-rsid="000f8142"/>
    </style:style>
    <style:style style:name="P2" style:family="paragraph" style:parent-style-name="Table_20_Contents">
      <style:paragraph-properties fo:text-align="center" style:justify-single-word="false"/>
      <style:text-properties fo:font-size="14pt" officeooo:rsid="000f8142" officeooo:paragraph-rsid="000f8142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officeooo:rsid="00116547" officeooo:paragraph-rsid="00116547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0f8142" officeooo:paragraph-rsid="0015e157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3pt" style:font-size-complex="15pt"/>
    </style:style>
    <style:style style:name="T3" style:family="text">
      <style:text-properties fo:color="#ff0000" loext:opacity="100%" fo:font-size="15pt" style:font-size-asian="13pt" style:font-size-complex="15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ff0000" loext:opacity="100%" fo:font-size="15pt" style:font-size-asian="15pt" style:font-size-complex="15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4pt" fo:font-style="italic" style:font-size-asian="12pt" style:font-style-asian="italic" style:font-size-complex="14pt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5.7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leLine301358616">
          <table:table-cell table:style-name="Tabela1.A1" office:value-type="string">
            <text:p text:style-name="P3">Ultimo digito da casa das unidades vezes ele mesmo</text:p>
          </table:table-cell>
        </table:table-row>
        <table:table-row table:style-name="TableLine301361048">
          <table:table-cell table:style-name="Tabela1.A2" office:value-type="string">
            <text:p text:style-name="P4"><draw:frame draw:style-name="fr1" draw:name="Objeto10" text:anchor-type="as-char" svg:y="-0.377cm" svg:width="1.942cm" svg:height="0.467cm" draw:z-index="11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</table:table-cell>
        </table:table-row>
        <table:table-row table:style-name="TableLine301361048">
          <table:table-cell table:style-name="Tabela1.A2" office:value-type="string">
            <text:p text:style-name="P2"><draw:frame draw:style-name="fr1" draw:name="Objeto1" text:anchor-type="as-char" svg:y="-0.377cm" svg:width="1.909cm" svg:height="0.467cm" draw:z-index="8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 table:style-name="TableLine301362112">
          <table:table-cell table:style-name="Tabela1.A2" office:value-type="string">
            <text:p text:style-name="P2"><draw:frame draw:style-name="fr1" draw:name="Objeto2" text:anchor-type="as-char" svg:y="-0.377cm" svg:width="1.94cm" svg:height="0.467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</table:table-cell>
        </table:table-row>
        <table:table-row table:style-name="TableLine301357400">
          <table:table-cell table:style-name="Tabela1.A2" office:value-type="string">
            <text:p text:style-name="P2"><draw:frame draw:style-name="fr1" draw:name="Objeto3" text:anchor-type="as-char" svg:y="-0.377cm" svg:width="1.935cm" svg:height="0.467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</table:table-cell>
        </table:table-row>
        <table:table-row table:style-name="TableLine301358312">
          <table:table-cell table:style-name="Tabela1.A2" office:value-type="string">
            <text:p text:style-name="P2"><draw:frame draw:style-name="fr1" draw:name="Objeto4" text:anchor-type="as-char" svg:y="-0.377cm" svg:width="2.23cm" svg:height="0.467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</table:table-cell>
        </table:table-row>
        <table:table-row table:style-name="TableLine301358008">
          <table:table-cell table:style-name="Tabela1.A2" office:value-type="string">
            <text:p text:style-name="P2"><draw:frame draw:style-name="fr1" draw:name="Objeto5" text:anchor-type="as-char" svg:y="-0.377cm" svg:width="2.182cm" svg:height="0.467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</table:table-cell>
        </table:table-row>
        <table:table-row table:style-name="TableLine301363328">
          <table:table-cell table:style-name="Tabela1.A2" office:value-type="string">
            <text:p text:style-name="P2"><draw:frame draw:style-name="fr1" draw:name="Objeto6" text:anchor-type="as-char" svg:y="-0.377cm" svg:width="2.205cm" svg:height="0.467cm" draw:z-index="4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</table:table-cell>
        </table:table-row>
        <table:table-row table:style-name="TableLine301363176">
          <table:table-cell table:style-name="Tabela1.A2" office:value-type="string">
            <text:p text:style-name="P2"><draw:frame draw:style-name="fr1" draw:name="Objeto7" text:anchor-type="as-char" svg:y="-0.377cm" svg:width="2.223cm" svg:height="0.467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</table:table-cell>
        </table:table-row>
        <table:table-row table:style-name="TableLine301362416">
          <table:table-cell table:style-name="Tabela1.A2" office:value-type="string">
            <text:p text:style-name="P2"><draw:frame draw:style-name="fr1" draw:name="Objeto8" text:anchor-type="as-char" svg:y="-0.377cm" svg:width="2.224cm" svg:height="0.467cm" draw:z-index="6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</table:table-cell>
        </table:table-row>
        <table:table-row table:style-name="TableLine301363480">
          <table:table-cell table:style-name="Tabela1.A2" office:value-type="string">
            <text:p text:style-name="P2"><draw:frame text:anchor-type="paragraph" draw:z-index="9" draw:name="Quadro de texto 1" draw:style-name="gr2" draw:text-style-name="P6" svg:width="11.591cm" svg:height="1.497cm" svg:x="4.517cm" svg:y="-7.4cm"><draw:text-box><text:p><text:span text:style-name="T8">“</text:span><text:span text:style-name="T8">Um quadrado perfeito nunca termina em 2, 3, 7 ou 8.”</text:span></text:p></draw:text-box></draw:frame><draw:frame text:anchor-type="paragraph" draw:z-index="10" draw:name="Quadro de texto 2" draw:style-name="gr1" draw:text-style-name="P5" svg:width="12.683cm" svg:height="12.509cm" svg:x="4.133cm" svg:y="-5.904cm"><draw:text-box><text:p>Prova:<text:line-break/><text:line-break/>Um número quadrado perfeito <text:span text:style-name="T1">n</text:span> tem sempre o último digito da casa das unidades como um dos seguintes valores: <text:line-break/>0, 1, 4, 5, 6 ou 9.<text:line-break/><text:line-break/>Isso ocorre pois o ultimo algarismo da casa das unidades do quadrado perfeito, multiplicado por ele mesmo sempre resultará em um dos seguintes resultados da tabela a esquerda. Os algarismos em vermelho representam os possíveis valores do ultimo digito de todos os quadrados perfeitos.</text:p><text:p/><text:p/><text:p>Sendo assim, os possíveis valores na casa das unidades de todos os quadrados perfeitos são:<text:line-break/><text:span text:style-name="T2">{</text:span><text:span text:style-name="T3">0</text:span><text:span text:style-name="T2">, </text:span><text:span text:style-name="T3">1</text:span><text:span text:style-name="T2">, </text:span><text:span text:style-name="T3">4</text:span><text:span text:style-name="T2">, </text:span><text:span text:style-name="T3">5</text:span><text:span text:style-name="T2">, </text:span><text:span text:style-name="T3">6</text:span><text:span text:style-name="T2">, </text:span><text:span text:style-name="T3">9</text:span><text:span text:style-name="T2">}</text:span><text:line-break/><text:line-break/>Numa lista contendo todos os algarismos de 0 a 9 da base numérica decimal, os valores marcados em vermelho aparecem na tabela a esquerda, enquanto os valores em preto não aparecem:<text:line-break/><text:line-break/><text:span text:style-name="T4">{</text:span><text:span text:style-name="T5">0</text:span><text:span text:style-name="T4">, </text:span><text:span text:style-name="T5">1</text:span><text:span text:style-name="T4">, 2, 3, </text:span><text:span text:style-name="T5">4</text:span><text:span text:style-name="T4">, </text:span><text:span text:style-name="T5">5</text:span><text:span text:style-name="T4">, </text:span><text:span text:style-name="T5">6</text:span><text:span text:style-name="T4"> ,7, 8 , </text:span><text:span text:style-name="T5">9</text:span><text:span text:style-name="T4">}</text:span><text:span text:style-name="T4"><text:line-break/></text:span><text:span text:style-name="T4"/></text:p><text:p>Os algarismo <text:span text:style-name="T6">2, 3, 7 </text:span><text:span text:style-name="T7">e</text:span><text:span text:style-name="T6"> 8</text:span> não aparecem nessa lista, isso implica que um quadrado perfeito nunca tem o seu algarisma final, como 2, 3, 7 ou 8.</text:p></draw:text-box></draw:frame><draw:frame draw:style-name="fr1" draw:name="Objeto9" text:anchor-type="as-char" svg:y="-0.377cm" svg:width="2.198cm" svg:height="0.467cm" draw:z-index="7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0T09:04:18.895000000</meta:creation-date>
    <meta:editing-duration>PT8M44S</meta:editing-duration>
    <meta:editing-cycles>2</meta:editing-cycles>
    <meta:generator>LibreOffice/7.2.1.2$Windows_x86 LibreOffice_project/87b77fad49947c1441b67c559c339af8f3517e22</meta:generator>
    <dc:date>2022-04-10T09:34:44.528000000</dc:date>
    <meta:document-statistic meta:table-count="1" meta:image-count="0" meta:object-count="10" meta:page-count="1" meta:paragraph-count="11" meta:word-count="9" meta:character-count="50" meta:non-whitespace-character-count="42"/>
  </office:meta>
</office:document-meta>
</file>

<file path=Object 1/content.xml><?xml version="1.0" encoding="utf-8"?>
<math xmlns="http://www.w3.org/1998/Math/MathML" display="block">
  <semantics>
    <mrow>
      <mn>1</mn>
      <mrow>
        <mspace width="0.5em"/>
        <mo stretchy="false">⋅</mo>
        <mspace width="0.5em"/>
      </mrow>
      <mn>1</mn>
      <mrow>
        <mspace width="2em"/>
        <mo stretchy="false">=</mo>
        <mspace width="2em"/>
      </mrow>
      <mstyle mathcolor="red">
        <mn>1</mn>
      </mstyle>
    </mrow>
    <annotation encoding="StarMath 5.0">1`cdot` 1 ~=~ color red {1} </annotation>
  </semantics>
</math>
</file>

<file path=Object 10/content.xml><?xml version="1.0" encoding="utf-8"?>
<math xmlns="http://www.w3.org/1998/Math/MathML" display="block">
  <semantics>
    <mrow>
      <mn>0</mn>
      <mrow>
        <mspace width="0.5em"/>
        <mo stretchy="false">⋅</mo>
        <mspace width="0.5em"/>
      </mrow>
      <mn>0</mn>
      <mrow>
        <mspace width="2em"/>
        <mo stretchy="false">=</mo>
        <mspace width="2em"/>
      </mrow>
      <mstyle mathcolor="red">
        <mn>0</mn>
      </mstyle>
    </mrow>
    <annotation encoding="StarMath 5.0">0`cdot` 0 ~=~ color red {0} </annotation>
  </semantics>
</math>
</file>

<file path=Object 2/content.xml><?xml version="1.0" encoding="utf-8"?>
<math xmlns="http://www.w3.org/1998/Math/MathML" display="block">
  <semantics>
    <mrow>
      <mn>2</mn>
      <mrow>
        <mspace width="0.5em"/>
        <mo stretchy="false">⋅</mo>
        <mspace width="0.5em"/>
      </mrow>
      <mn>2</mn>
      <mrow>
        <mspace width="2em"/>
        <mo stretchy="false">=</mo>
        <mspace width="2em"/>
      </mrow>
      <mstyle mathcolor="red">
        <mn>4</mn>
      </mstyle>
    </mrow>
    <annotation encoding="StarMath 5.0">2`cdot`2 ~=~ color red {4} 
</annotation>
  </semantics>
</math>
</file>

<file path=Object 3/content.xml><?xml version="1.0" encoding="utf-8"?>
<math xmlns="http://www.w3.org/1998/Math/MathML" display="block">
  <semantics>
    <mrow>
      <mn>3</mn>
      <mrow>
        <mspace width="0.5em"/>
        <mo stretchy="false">⋅</mo>
        <mspace width="0.5em"/>
      </mrow>
      <mn>3</mn>
      <mrow>
        <mspace width="2em"/>
        <mo stretchy="false">=</mo>
        <mspace width="2em"/>
      </mrow>
      <mstyle mathcolor="red">
        <mn>9</mn>
      </mstyle>
    </mrow>
    <annotation encoding="StarMath 5.0">3`cdot`3 ~=~ color red {9} </annotation>
  </semantics>
</math>
</file>

<file path=Object 4/content.xml><?xml version="1.0" encoding="utf-8"?>
<math xmlns="http://www.w3.org/1998/Math/MathML" display="block">
  <semantics>
    <mrow>
      <mn>4</mn>
      <mrow>
        <mspace width="0.5em"/>
        <mo stretchy="false">⋅</mo>
        <mspace width="0.5em"/>
      </mrow>
      <mn>4</mn>
      <mrow>
        <mspace width="2em"/>
        <mo stretchy="false">=</mo>
        <mspace width="2em"/>
      </mrow>
      <mn>1</mn>
      <mstyle mathcolor="red">
        <mn>6</mn>
      </mstyle>
    </mrow>
    <annotation encoding="StarMath 5.0">4`cdot`4 ~=~1 color red {6} </annotation>
  </semantics>
</math>
</file>

<file path=Object 5/content.xml><?xml version="1.0" encoding="utf-8"?>
<math xmlns="http://www.w3.org/1998/Math/MathML" display="block">
  <semantics>
    <mrow>
      <mn>5</mn>
      <mrow>
        <mspace width="0.5em"/>
        <mo stretchy="false">⋅</mo>
        <mspace width="0.5em"/>
      </mrow>
      <mn>5</mn>
      <mrow>
        <mspace width="2em"/>
        <mo stretchy="false">=</mo>
        <mspace width="2em"/>
      </mrow>
      <mn>2</mn>
      <mstyle mathcolor="red">
        <mn>5</mn>
      </mstyle>
    </mrow>
    <annotation encoding="StarMath 5.0">5`cdot`5 ~=~2 color red {5} </annotation>
  </semantics>
</math>
</file>

<file path=Object 6/content.xml><?xml version="1.0" encoding="utf-8"?>
<math xmlns="http://www.w3.org/1998/Math/MathML" display="block">
  <semantics>
    <mrow>
      <mn>6</mn>
      <mrow>
        <mspace width="0.5em"/>
        <mo stretchy="false">⋅</mo>
        <mspace width="0.5em"/>
      </mrow>
      <mn>6</mn>
      <mrow>
        <mspace width="2em"/>
        <mo stretchy="false">=</mo>
        <mspace width="2em"/>
      </mrow>
      <mn>3</mn>
      <mstyle mathcolor="red">
        <mn>6</mn>
      </mstyle>
    </mrow>
    <annotation encoding="StarMath 5.0">6`cdot`6 ~=~3 color red {6} </annotation>
  </semantics>
</math>
</file>

<file path=Object 7/content.xml><?xml version="1.0" encoding="utf-8"?>
<math xmlns="http://www.w3.org/1998/Math/MathML" display="block">
  <semantics>
    <mrow>
      <mn>7</mn>
      <mrow>
        <mspace width="0.5em"/>
        <mo stretchy="false">⋅</mo>
        <mspace width="0.5em"/>
      </mrow>
      <mn>7</mn>
      <mrow>
        <mspace width="2em"/>
        <mo stretchy="false">=</mo>
        <mspace width="2em"/>
      </mrow>
      <mn>4</mn>
      <mstyle mathcolor="red">
        <mn>9</mn>
      </mstyle>
    </mrow>
    <annotation encoding="StarMath 5.0">7`cdot`7 ~=~4 color red {9} </annotation>
  </semantics>
</math>
</file>

<file path=Object 8/content.xml><?xml version="1.0" encoding="utf-8"?>
<math xmlns="http://www.w3.org/1998/Math/MathML" display="block">
  <semantics>
    <mrow>
      <mn>8</mn>
      <mrow>
        <mspace width="0.5em"/>
        <mo stretchy="false">⋅</mo>
        <mspace width="0.5em"/>
      </mrow>
      <mn>8</mn>
      <mrow>
        <mspace width="2em"/>
        <mo stretchy="false">=</mo>
        <mspace width="2em"/>
      </mrow>
      <mn>6</mn>
      <mstyle mathcolor="red">
        <mn>4</mn>
      </mstyle>
    </mrow>
    <annotation encoding="StarMath 5.0">8`cdot`8 ~=~6 color red {4} </annotation>
  </semantics>
</math>
</file>

<file path=Object 9/content.xml><?xml version="1.0" encoding="utf-8"?>
<math xmlns="http://www.w3.org/1998/Math/MathML" display="block">
  <semantics>
    <mrow>
      <mn>9</mn>
      <mrow>
        <mspace width="0.5em"/>
        <mo stretchy="false">⋅</mo>
        <mspace width="0.5em"/>
      </mrow>
      <mn>9</mn>
      <mrow>
        <mspace width="2em"/>
        <mo stretchy="false">=</mo>
        <mspace width="2em"/>
      </mrow>
      <mn>8</mn>
      <mstyle mathcolor="red">
        <mn>1</mn>
      </mstyle>
    </mrow>
    <annotation encoding="StarMath 5.0">9`cdot`9 ~=~8 color red {1} 
</annotation>
  </semantics>
</math>
</file>